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lOrderChangeInputStream.FillOrderChangeInputStream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RawCCITTFax.getTar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RawCCITTFax.ImageLoaderRawCCITTF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lOrderChangeInput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lOrderChangeInputStream.read( byte [ ] b , int off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28">
            <text:p text:style-name="Table_20_Contents">12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mageLoaderRawCCITTFax.loadImage( ImageInfo info , Map hints , ImageSessionContext sess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61">
            <text:p text:style-name="Table_20_Contents">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